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lient.setResourceList( List &lt; Resource &gt; resourc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.setResourceArray( Resource [ ] resource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.isB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.setResourceMap( Map &lt; String , Resource &gt; resourc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.setStringList( List &lt; String &gt; string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.getResourc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.getStrin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.getResourc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.setBool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.setBars( List &lt; Bar &gt; b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.getResourc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.getB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